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3A9AA88BCDAF5F075A.png" manifest:media-type="image/png"/>
  <manifest:file-entry manifest:full-path="Pictures/10000000000003E8000001F477DE49F9A2314884.png" manifest:media-type="image/png"/>
  <manifest:file-entry manifest:full-path="Pictures/10000000000002850000025761D6330E95D7C4C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weight="bold" officeooo:rsid="00236795" officeooo:paragraph-rsid="002367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36795" officeooo:paragraph-rsid="002367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31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d076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30a48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af9d7" officeooo:paragraph-rsid="002af9d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ddb9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384dcf" officeooo:paragraph-rsid="00384d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3ad5ac" officeooo:paragraph-rsid="003ad5a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bold" officeooo:rsid="002931c2" officeooo:paragraph-rsid="002931c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931c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normal" officeooo:rsid="003c783e" officeooo:paragraph-rsid="003c783e" style:font-weight-asian="normal" style:font-weight-complex="normal"/>
    </style:style>
    <style:style style:name="T1" style:family="text">
      <style:text-properties officeooo:rsid="0029e0c9"/>
    </style:style>
    <style:style style:name="T2" style:family="text">
      <style:text-properties officeooo:rsid="002d076a"/>
    </style:style>
    <style:style style:name="T3" style:family="text">
      <style:text-properties officeooo:rsid="002ed1ac"/>
    </style:style>
    <style:style style:name="T4" style:family="text">
      <style:text-properties officeooo:rsid="0030a48a"/>
    </style:style>
    <style:style style:name="T5" style:family="text">
      <style:text-properties officeooo:rsid="00351eb9"/>
    </style:style>
    <style:style style:name="T6" style:family="text">
      <style:text-properties officeooo:rsid="00384dcf"/>
    </style:style>
    <style:style style:name="T7" style:family="text">
      <style:text-properties officeooo:rsid="003a98be"/>
    </style:style>
    <style:style style:name="T8" style:family="text">
      <style:text-properties officeooo:rsid="003ad5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6283in" svg:y="0.0102in" svg:width="3.0547in" svg:height="0.4429in" draw:z-index="0"><draw:image xlink:href="Pictures/10000201000001900000003A9AA88BCDAF5F075A.png" xlink:type="simple" xlink:show="embed" xlink:actuate="onLoad" loext:mime-type="image/png"/></draw:frame></text:p>
      <text:p text:style-name="Standard"/>
      <text:p text:style-name="Standard"/>
      <text:p text:style-name="P2">reprapltd.com</text:p>
      <text:p text:style-name="P2"/>
      <text:p text:style-name="P3"/>
      <text:p text:style-name="P12"><draw:frame draw:style-name="fr2" draw:name="Image1" text:anchor-type="paragraph" svg:width="4.5291in" svg:height="4.2055in" draw:z-index="1"><draw:image xlink:href="Pictures/10000000000002850000025761D6330E95D7C4CE.jpg" xlink:type="simple" xlink:show="embed" xlink:actuate="onLoad" loext:mime-type="image/jpeg"/></draw:frame><draw:frame draw:style-name="fr1" draw:name="Image3" text:anchor-type="paragraph" svg:x="-0.0102in" svg:y="4.9165in" svg:width="6.6929in" svg:height="3.3465in" draw:z-index="2"><draw:image xlink:href="Pictures/10000000000003E8000001F477DE49F9A231488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lan of office and workshop outlined in blue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pRap Ltd – West End Stables – Foxham – SN15 4NB – UK </text:p>
        <text:p text:style-name="MP1">Registered in England – Company number: 709565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19:53.234585867</meta:creation-date>
    <dc:date>2020-02-07T10:35:20.774825037</dc:date>
    <meta:editing-duration>PT3H27M</meta:editing-duration>
    <meta:editing-cycles>36</meta:editing-cycles>
    <meta:generator>LibreOffice/6.0.7.3$Linux_X86_64 LibreOffice_project/00m0$Build-3</meta:generator>
    <meta:print-date>2020-02-06T12:33:05.396389871</meta:print-date>
    <meta:document-statistic meta:table-count="0" meta:image-count="3" meta:object-count="0" meta:page-count="1" meta:paragraph-count="4" meta:word-count="25" meta:character-count="165" meta:non-whitespace-character-count="138"/>
  </office:meta>
</office:document-meta>
</file>